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de52" officeooo:paragraph-rsid="001dde52"/>
    </style:style>
    <style:style style:name="P2" style:family="paragraph" style:parent-style-name="Standard">
      <style:paragraph-properties fo:text-align="start" style:justify-single-word="false"/>
      <style:text-properties officeooo:rsid="001dde52" officeooo:paragraph-rsid="001dde52"/>
    </style:style>
    <style:style style:name="P3" style:family="paragraph" style:parent-style-name="Standard">
      <style:paragraph-properties fo:text-align="start" style:justify-single-word="false"/>
      <style:text-properties officeooo:rsid="001dde52" officeooo:paragraph-rsid="00214bf6"/>
    </style:style>
    <style:style style:name="P4" style:family="paragraph" style:parent-style-name="Standard">
      <style:paragraph-properties fo:text-align="start" style:justify-single-word="false"/>
      <style:text-properties officeooo:rsid="001dde52" officeooo:paragraph-rsid="002180bc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dde52" officeooo:paragraph-rsid="001dde52" style:font-weight-asian="bold" style:font-weight-complex="bold"/>
    </style:style>
    <style:style style:name="T1" style:family="text">
      <style:text-properties fo:font-size="8pt" officeooo:rsid="0023e612" style:font-size-asian="8pt" style:font-size-complex="8pt"/>
    </style:style>
    <style:style style:name="T2" style:family="text">
      <style:text-properties officeooo:rsid="0024e664"/>
    </style:style>
    <style:style style:name="T3" style:family="text">
      <style:text-properties fo:color="#2a6099"/>
    </style:style>
    <style:style style:name="T4" style:family="text">
      <style:text-properties fo:color="#2a6099" fo:font-weight="bold" style:font-weight-asian="bold" style:font-weight-complex="bold"/>
    </style:style>
    <style:style style:name="T5" style:family="text">
      <style:text-properties fo:color="#2a6099" fo:font-size="8pt" officeooo:rsid="0023e612" style:font-size-asian="8pt" style:font-size-complex="8pt"/>
    </style:style>
    <style:style style:name="T6" style:family="text">
      <style:text-properties fo:color="#2a6099" fo:font-size="8pt" fo:font-weight="bold" officeooo:rsid="0023e612" style:font-size-asian="8pt" style:font-weight-asian="bold" style:font-size-complex="8pt" style:font-weight-complex="bold"/>
    </style:style>
    <style:style style:name="T7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xercícios Ferramenta Relax</text:p>
      <text:p text:style-name="P5"/>
      <text:p text:style-name="P5">Fernanda Costa de Sousa, Matrícula: 485404</text:p>
      <text:p text:style-name="P1"/>
      <text:p text:style-name="P1"/>
      <text:p text:style-name="P2">- Listar disciplinas lecionadas pelo professor com id igual a 2125</text:p>
      <text:p text:style-name="P3"><text:s text:c="4"/><text:span text:style-name="T4">π Nome (σ Professor=2125 (Disciplinas))</text:span><text:line-break/><text:line-break/>- Mostrar o nome do professor, com sua sala<text:line-break/> <text:s text:c="3"/><text:span text:style-name="T4">π Nome,Sala (Professor)</text:span></text:p>
      <text:p text:style-name="P3"/>
      <text:p text:style-name="P3">- Listar matrícula dos alunos com nota menor que 2</text:p>
      <text:p text:style-name="P3"><text:s text:c="2"/><text:span text:style-name="T4"><text:s/>π MatrNr (σ Note&lt;2 (pruefen)) <text:s text:c="3"/>// </text:span><text:span text:style-name="T6">Fiquei em dúvida se era essa a tabela, mas era a única com Nota pra fazer a consulta</text:span></text:p>
      <text:p text:style-name="P3"/>
      <text:p text:style-name="P2">- Listar nome de disciplinas com créditos menores que 4<text:line-break/> <text:s text:c="2"/><text:span text:style-name="T4">π Nome (σ Creditos&lt;4 (Disciplinas))</text:span></text:p>
      <text:p text:style-name="P2"/>
      <text:p text:style-name="P4">- Apresentar id dos alunos que não estão cursando disciplinas</text:p>
      <text:p text:style-name="P4"><text:s text:c="3"/><text:span text:style-name="T4">π MatrNr (Aluno) - π MatrNr (Cursa_Disciplina)</text:span></text:p>
      <text:p text:style-name="P4"><text:line-break/>- Desafio: Mostrar nome do professor e nome das disciplinas ministradas por ele<text:line-break/> <text:s text:c="2"/><text:span text:style-name="T4">π Professor.Nome, Disciplinas.Nome (σ Matr_Prof=Professor (Professor ⨯ Disciplinas)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8T15:55:48.255843481</meta:creation-date>
    <dc:date>2021-01-10T12:39:36.610921638</dc:date>
    <meta:editing-duration>PT55M41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0" meta:word-count="124" meta:character-count="796" meta:non-whitespace-character-count="657"/>
  </office:meta>
</office:document-meta>
</file>